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95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7cm" fo:min-width="2.009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8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798cm"/>
    </style:style>
    <style:style style:name="gr8" style:family="graphic" style:parent-style-name="standard">
      <style:graphic-properties draw:stroke="none" draw:fill="hatch" draw:fill-hatch-name="Black_20_-45_20_Degrees" draw:textarea-horizontal-align="center" draw:textarea-vertical-align="middle"/>
    </style:style>
    <style:style style:name="gr9" style:family="graphic" style:parent-style-name="standard">
      <style:graphic-properties draw:stroke="none" draw:fill="hatch" draw:fill-hatch-name="Black_20_45_20_Degrees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44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Стандарт">
        <draw:g>
          <draw:g>
            <draw:g>
              <draw:line draw:style-name="gr1" draw:text-style-name="P1" draw:layer="layout" svg:x1="2.635cm" svg:y1="5.635cm" svg:x2="19.635cm" svg:y2="5.635cm">
                <text:p text:style-name="P2"/>
              </draw:line>
              <draw:line draw:style-name="gr1" draw:text-style-name="P1" draw:layer="layout" svg:x1="2.635cm" svg:y1="4.089cm" svg:x2="2.635cm" svg:y2="5.635cm">
                <text:p text:style-name="P2"/>
              </draw:line>
            </draw:g>
            <draw:frame draw:style-name="gr2" draw:text-style-name="P3" draw:layer="layout" svg:width="0.967cm" svg:height="0.509cm" svg:x="2.362cm" svg:y="3.544cm">
              <draw:text-box>
                <text:p text:style-name="P2"><text:span text:style-name="T1">Write</text:span></text:p>
              </draw:text-box>
            </draw:frame>
          </draw:g>
          <draw:line draw:style-name="gr3" draw:text-style-name="P1" draw:layer="layout" svg:x1="2.635cm" svg:y1="4.635cm" svg:x2="19.635cm" svg:y2="4.635cm">
            <text:p text:style-name="P2"/>
          </draw:line>
        </draw:g>
        <draw:g>
          <draw:g>
            <draw:g>
              <draw:line draw:style-name="gr1" draw:text-style-name="P1" draw:layer="layout" svg:x1="2.635cm" svg:y1="7.635cm" svg:x2="19.635cm" svg:y2="7.635cm">
                <text:p text:style-name="P2"/>
              </draw:line>
              <draw:line draw:style-name="gr1" draw:text-style-name="P1" draw:layer="layout" svg:x1="2.635cm" svg:y1="6.133cm" svg:x2="2.635cm" svg:y2="7.635cm">
                <text:p text:style-name="P2"/>
              </draw:line>
            </draw:g>
            <draw:frame draw:style-name="gr4" draw:text-style-name="P3" draw:layer="layout" svg:width="2.009cm" svg:height="0.537cm" svg:x="2.444cm" svg:y="5.635cm">
              <draw:text-box>
                <text:p text:style-name="P2"><text:span text:style-name="T1">Data Strobe</text:span></text:p>
              </draw:text-box>
            </draw:frame>
          </draw:g>
          <draw:polyline draw:style-name="gr5" draw:layer="layout" svg:width="17cm" svg:height="0.909cm" svg:x="2.635cm" svg:y="6.635cm" svg:viewBox="0 0 17001 910" draw:points="0,0 3000,0 3272,909 12727,909 13000,0 17000,0">
            <text:p text:style-name="P2"/>
          </draw:polyline>
        </draw:g>
        <draw:g>
          <draw:g>
            <draw:g>
              <draw:line draw:style-name="gr1" draw:text-style-name="P1" draw:layer="layout" svg:x1="2.649cm" svg:y1="9.635cm" svg:x2="19.649cm" svg:y2="9.635cm">
                <text:p text:style-name="P2"/>
              </draw:line>
              <draw:line draw:style-name="gr1" draw:text-style-name="P1" draw:layer="layout" svg:x1="2.649cm" svg:y1="8.132cm" svg:x2="2.649cm" svg:y2="9.635cm">
                <text:p text:style-name="P2"/>
              </draw:line>
            </draw:g>
            <draw:frame draw:style-name="gr6" draw:text-style-name="P3" draw:layer="layout" svg:width="0.828cm" svg:height="0.509cm" svg:x="2.362cm" svg:y="7.58cm">
              <draw:text-box>
                <text:p text:style-name="P2"><text:span text:style-name="T1">Wait</text:span></text:p>
              </draw:text-box>
            </draw:frame>
          </draw:g>
          <draw:polyline draw:style-name="gr5" draw:layer="layout" svg:width="17cm" svg:height="0.909cm" svg:x="2.64cm" svg:y="8.635cm" svg:viewBox="0 0 17001 910" draw:points="0,909 6000,909 6272,0 15727,0 16000,909 17000,909">
            <text:p text:style-name="P2"/>
          </draw:polyline>
        </draw:g>
        <draw:g>
          <draw:g>
            <draw:g>
              <draw:line draw:style-name="gr1" draw:text-style-name="P1" draw:layer="layout" svg:x1="2.615cm" svg:y1="11.635cm" svg:x2="19.615cm" svg:y2="11.635cm">
                <text:p text:style-name="P2"/>
              </draw:line>
              <draw:line draw:style-name="gr1" draw:text-style-name="P1" draw:layer="layout" svg:x1="2.615cm" svg:y1="10.132cm" svg:x2="2.615cm" svg:y2="11.635cm">
                <text:p text:style-name="P2"/>
              </draw:line>
            </draw:g>
            <draw:frame draw:style-name="gr7" draw:text-style-name="P3" draw:layer="layout" svg:width="0.798cm" svg:height="0.509cm" svg:x="2.362cm" svg:y="9.635cm">
              <draw:text-box>
                <text:p text:style-name="P2"><text:span text:style-name="T1">Data</text:span></text:p>
              </draw:text-box>
            </draw:frame>
          </draw:g>
          <draw:g>
            <draw:polygon draw:style-name="gr8" draw:text-style-name="P1" draw:layer="layout" svg:width="1.091cm" svg:height="0.909cm" svg:x="18.524cm" svg:y="10.635cm" svg:viewBox="0 0 1092 910" draw:points="91,909 0,454 91,0 1091,0 1091,909">
              <text:p text:style-name="P2"/>
            </draw:polygon>
            <draw:polygon draw:style-name="gr9" draw:text-style-name="P1" draw:layer="layout" svg:width="6.09cm" svg:height="0.909cm" svg:x="2.615cm" svg:y="10.635cm" svg:viewBox="0 0 6091 910" draw:points="0,0 6000,0 6090,454 6000,909 0,909">
              <text:p text:style-name="P2"/>
            </draw:polygon>
            <draw:polyline draw:style-name="gr5" draw:layer="layout" svg:width="17cm" svg:height="0.909cm" svg:x="2.615cm" svg:y="10.635cm" svg:viewBox="0 0 17001 910" draw:points="0,909 6000,909 6272,0 15727,0 16000,909 17000,909">
              <text:p text:style-name="P2"/>
            </draw:polyline>
            <draw:polyline draw:style-name="gr5" draw:layer="layout" svg:width="17cm" svg:height="0.909cm" draw:transform="rotate (3.1415926535892) translate (19.615cm 11.544cm)" svg:viewBox="0 0 17001 910" draw:points="17000,909 11000,909 10728,0 1273,0 1000,909 0,909">
              <text:p text:style-name="P2"/>
            </draw:polyline>
            <draw:frame draw:style-name="gr10" draw:text-style-name="P5" draw:layer="layout" svg:width="4.447cm" svg:height="0.509cm" svg:x="11.258cm" svg:y="10.853cm">
              <draw:text-box>
                <text:p text:style-name="P4"><text:span text:style-name="T1">Действительные данные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ru" fo:country="RU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635cm" fo:margin-bottom="0.665cm" fo:margin-left="0.635cm" fo:margin-right="0.66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Стандарт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</meta:generator>
    <meta:creation-date>2004-04-03T18:27:24</meta:creation-date>
    <dc:date>2004-04-03T19:15:02</dc:date>
    <dc:language>ru-RU</dc:language>
    <meta:editing-cycles>6</meta:editing-cycles>
    <meta:editing-duration>PT47M40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